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0C957E8197BFB1B39.png" manifest:media-type="image/png"/>
  <manifest:file-entry manifest:full-path="Pictures/1000020100000030000000302258DF7990C8918C.png" manifest:media-type="image/png"/>
  <manifest:file-entry manifest:full-path="Pictures/1000020100000041000000411E59CE5E2FB4CFBF.png" manifest:media-type="image/png"/>
  <manifest:file-entry manifest:full-path="Pictures/100002010000003A00000030CB9EBAD0DE540F50.png" manifest:media-type="image/png"/>
  <manifest:file-entry manifest:full-path="Pictures/1000020100000030000000309FE1A83206321307.png" manifest:media-type="image/png"/>
  <manifest:file-entry manifest:full-path="Pictures/100016E5000006B8000006B8A5E7D6A75BF10B37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entury Gothic" svg:font-family="'Century Gothic'" style:font-family-generic="roman" style:font-pitch="variable"/>
    <style:font-face style:name="Cormorant Garamond Medium" svg:font-family="'Cormorant Garamond Medium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6424in" fo:margin-left="-0.0958in" fo:margin-top="0in" fo:margin-bottom="0in" style:page-number="auto" table:align="left" style:writing-mode="lr-tb"/>
    </style:style>
    <style:style style:name="Table1.A" style:family="table-column">
      <style:table-column-properties style:column-width="2.4542in"/>
    </style:style>
    <style:style style:name="Table1.B" style:family="table-column">
      <style:table-column-properties style:column-width="5.1882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padding-left="0.0958in" fo:padding-right="0.075in" fo:padding-top="0in" fo:padding-bottom="0in" fo:border="none"/>
    </style:style>
    <style:style style:name="Table1.B1" style:family="table-cell">
      <style:table-cell-properties fo:padding-left="0.1597in" fo:padding-right="0.0799in" fo:padding-top="0in" fo:padding-bottom="0in" fo:border="none"/>
    </style:style>
    <style:style style:name="P1" style:family="paragraph" style:parent-style-name="Heading_20_2">
      <style:paragraph-properties fo:margin-top="0in" fo:margin-bottom="0in" loext:contextual-spacing="true"/>
    </style:style>
    <style:style style:name="P2" style:family="paragraph" style:parent-style-name="Heading_20_2">
      <style:paragraph-properties fo:margin-top="0in" fo:margin-bottom="0in" loext:contextual-spacing="true"/>
      <style:text-properties officeooo:paragraph-rsid="002cee46"/>
    </style:style>
    <style:style style:name="P3" style:family="paragraph" style:parent-style-name="Name">
      <style:paragraph-properties fo:margin-top="0in" fo:margin-bottom="0in" loext:contextual-spacing="true" fo:text-align="start" style:justify-single-word="false"/>
    </style:style>
    <style:style style:name="P4" style:family="paragraph" style:parent-style-name="Year">
      <style:paragraph-properties fo:margin-top="0in" fo:margin-bottom="0in" loext:contextual-spacing="true" fo:text-align="end" style:justify-single-word="false"/>
      <style:text-properties fo:color="#666666"/>
    </style:style>
    <style:style style:name="P5" style:family="paragraph" style:parent-style-name="Year">
      <style:paragraph-properties fo:margin-top="0in" fo:margin-bottom="0in" loext:contextual-spacing="true" fo:text-align="end" style:justify-single-word="false"/>
      <style:text-properties fo:color="#666666" officeooo:paragraph-rsid="00471348"/>
    </style:style>
    <style:style style:name="P6" style:family="paragraph" style:parent-style-name="Year">
      <style:paragraph-properties fo:margin-top="0in" fo:margin-bottom="0in" loext:contextual-spacing="true" fo:text-align="end" style:justify-single-word="false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Year">
      <style:paragraph-properties fo:margin-top="0in" fo:margin-bottom="0in" loext:contextual-spacing="true" fo:text-align="end" style:justify-single-word="false"/>
      <style:text-properties fo:color="#666666" fo:font-style="italic" fo:font-weight="normal" officeooo:paragraph-rsid="002d57a1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true" fo:text-align="start" style:justify-single-word="false"/>
      <style:text-properties fo:font-variant="normal" fo:text-transform="none" style:font-name="Cormorant Garamond Medium" fo:font-size="12pt" fo:letter-spacing="normal" fo:font-style="normal" fo:font-weight="normal" style:font-size-asian="12pt" style:font-style-asian="normal" style:font-weight-asian="normal"/>
    </style:style>
    <style:style style:name="P11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  <style:text-properties fo:color="#000000" style:font-name="Cantarell" fo:font-size="10pt" fo:font-weight="normal" officeooo:paragraph-rsid="002cee46" style:font-size-asian="10pt" style:font-weight-asian="normal" style:font-size-complex="10pt" style:font-weight-complex="normal"/>
    </style:style>
    <style:style style:name="P12" style:family="paragraph" style:parent-style-name="Heading_20_1">
      <style:paragraph-properties fo:margin-top="0in" fo:margin-bottom="0in" loext:contextual-spacing="true" fo:text-align="start" style:justify-single-word="false"/>
    </style:style>
    <style:style style:name="P13" style:family="paragraph" style:parent-style-name="Heading_20_1">
      <style:paragraph-properties fo:margin-top="0in" fo:margin-bottom="0in" loext:contextual-spacing="true" fo:text-align="start" style:justify-single-word="false"/>
      <style:text-properties fo:font-size="13pt" style:font-size-asian="13pt" style:font-size-complex="13pt"/>
    </style:style>
    <style:style style:name="P14" style:family="paragraph" style:parent-style-name="Text_20_body">
      <style:paragraph-properties fo:margin-top="0in" fo:margin-bottom="0in" loext:contextual-spacing="true"/>
    </style:style>
    <style:style style:name="P15" style:family="paragraph" style:parent-style-name="Text_20_body">
      <style:paragraph-properties fo:margin-top="0in" fo:margin-bottom="0in" loext:contextual-spacing="true" fo:text-align="start" style:justify-single-word="false"/>
      <style:text-properties officeooo:paragraph-rsid="00471348"/>
    </style:style>
    <style:style style:name="P16" style:family="paragraph" style:parent-style-name="Job_20_Title">
      <style:paragraph-properties fo:margin-top="0in" fo:margin-bottom="0in" loext:contextual-spacing="true" fo:text-align="start" style:justify-single-word="false"/>
      <style:text-properties fo:font-size="18pt" style:font-size-asian="18pt" style:font-size-complex="18pt"/>
    </style:style>
    <style:style style:name="P17" style:family="paragraph" style:parent-style-name="Frame_20_contents">
      <style:paragraph-properties fo:margin-top="0in" fo:margin-bottom="0in" loext:contextual-spacing="false" fo:line-height="100%" fo:text-align="start" style:justify-single-word="false" style:punctuation-wrap="simple"/>
    </style:style>
    <style:style style:name="P18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1.8661in"/>
        </style:tab-stops>
      </style:paragraph-properties>
      <style:text-properties fo:color="#fc4a1a" fo:font-size="13pt" fo:font-weight="bold" officeooo:paragraph-rsid="002cee46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margin-top="0in" fo:margin-bottom="0in" loext:contextual-spacing="false"/>
      <style:text-properties fo:color="#fc4a1a" fo:font-size="13pt" fo:font-weight="bold" officeooo:paragraph-rsid="002cee46" style:font-size-asian="13pt" style:font-weight-asian="bold" style:font-size-complex="13pt" style:font-weight-complex="bold"/>
    </style:style>
    <style:style style:name="P20" style:family="paragraph" style:parent-style-name="Standard">
      <style:paragraph-properties fo:margin-top="0in" fo:margin-bottom="0.111in" loext:contextual-spacing="false" fo:text-align="start" style:justify-single-word="false"/>
    </style:style>
    <style:style style:name="P21" style:family="paragraph" style:parent-style-name="Standard">
      <style:paragraph-properties fo:margin-left="0in" fo:margin-right="0in" fo:margin-top="0.0402in" fo:margin-bottom="0in" loext:contextual-spacing="true" fo:text-indent="0in" style:auto-text-indent="false">
        <style:tab-stops/>
      </style:paragraph-properties>
    </style:style>
    <style:style style:name="P22" style:family="paragraph" style:parent-style-name="Standard">
      <style:paragraph-properties fo:margin-left="0in" fo:margin-right="0in" fo:margin-top="0.0402in" fo:margin-bottom="0in" loext:contextual-spacing="true" fo:text-align="start" style:justify-single-word="false" fo:text-indent="0in" style:auto-text-indent="false"/>
      <style:text-properties officeooo:paragraph-rsid="00263f90"/>
    </style:style>
    <style:style style:name="P23" style:family="paragraph" style:parent-style-name="Standard">
      <style:paragraph-properties fo:margin-left="0in" fo:margin-right="0in" fo:margin-top="0in" fo:margin-bottom="0in" loext:contextual-spacing="true" fo:text-indent="0in" style:auto-text-indent="false">
        <style:tab-stops/>
      </style:paragraph-properties>
    </style:style>
    <style:style style:name="P24" style:family="paragraph" style:parent-style-name="Standard">
      <style:paragraph-properties fo:margin-left="0in" fo:margin-right="0in" fo:margin-top="0in" fo:margin-bottom="0in" loext:contextual-spacing="true" fo:text-indent="0in" style:auto-text-indent="false">
        <style:tab-stops/>
      </style:paragraph-properties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fo:font-size="10pt" fo:font-weight="bold" officeooo:paragraph-rsid="001343fd" style:font-size-asian="10pt" style:font-weight-asian="bold" style:font-size-complex="10pt" style:font-weight-complex="bold"/>
    </style:style>
    <style:style style:name="P27" style:family="paragraph" style:parent-style-name="Heading_20_1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 fo:font-size="13pt" style:font-size-asian="13pt" style:font-size-complex="13pt"/>
    </style:style>
    <style:style style:name="P28" style:family="paragraph" style:parent-style-name="Text_20_body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/>
      </style:paragraph-properties>
    </style:style>
    <style:style style:name="P29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/>
      <style:text-properties fo:color="#ffffff" fo:font-weight="bold" style:font-weight-asian="bold" style:font-weight-complex="bold"/>
    </style:style>
    <style:style style:name="P30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/>
      <style:text-properties fo:color="#ffffff"/>
    </style:style>
    <style:style style:name="P31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/>
      <style:text-properties fo:color="#ffffff" officeooo:paragraph-rsid="001343fd"/>
    </style:style>
    <style:style style:name="P32" style:family="paragraph" style:parent-style-name="Standard">
      <style:paragraph-properties fo:margin-left="0.15in" fo:margin-right="0in" fo:margin-top="0in" fo:margin-bottom="0in" loext:contextual-spacing="true" fo:text-indent="0in" style:auto-text-indent="false">
        <style:tab-stops/>
      </style:paragraph-properties>
      <style:text-properties fo:color="#ffffff" fo:font-size="10pt" style:font-size-asian="10pt" style:font-size-complex="10pt"/>
    </style:style>
    <style:style style:name="P33" style:family="paragraph" style:parent-style-name="Text_20_body">
      <style:paragraph-properties fo:margin-top="0in" fo:margin-bottom="0in" loext:contextual-spacing="true"/>
      <style:text-properties fo:font-weight="bold" officeooo:paragraph-rsid="004be3d0" style:font-weight-asian="bold" style:font-weight-complex="bold"/>
    </style:style>
    <style:style style:name="P34" style:family="paragraph" style:parent-style-name="Text_20_body">
      <style:paragraph-properties fo:margin-top="0in" fo:margin-bottom="0in" loext:contextual-spacing="true"/>
      <style:text-properties fo:font-weight="bold" officeooo:paragraph-rsid="004c9ad1" style:font-weight-asian="bold" style:font-weight-complex="bold"/>
    </style:style>
    <style:style style:name="P35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1.8661in"/>
        </style:tab-stops>
      </style:paragraph-properties>
      <style:text-properties fo:color="#000000" fo:font-size="10pt" fo:font-weight="bold" officeooo:paragraph-rsid="002cee46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top="0in" fo:margin-bottom="0in" loext:contextual-spacing="false"/>
      <style:text-properties fo:color="#000000" fo:font-size="10pt" fo:font-weight="bold" officeooo:paragraph-rsid="002cee46" style:font-size-asian="10pt" style:font-weight-asian="bold" style:font-size-complex="10pt" style:font-weight-complex="bold"/>
    </style:style>
    <style:style style:name="P37" style:family="paragraph" style:parent-style-name="Year">
      <style:paragraph-properties fo:margin-top="0in" fo:margin-bottom="0in" loext:contextual-spacing="true" fo:text-align="end" style:justify-single-word="false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P38" style:family="paragraph" style:parent-style-name="Heading_20_3" style:list-style-name="WWNum2">
      <style:paragraph-properties fo:margin-top="0in" fo:margin-bottom="0in" loext:contextual-spacing="true"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 style:list-style-name="">
      <style:paragraph-properties fo:margin-left="0in" fo:margin-right="0in" fo:margin-top="0.0402in" fo:margin-bottom="0in" loext:contextual-spacing="true" fo:text-align="start" style:justify-single-word="false" fo:text-indent="0in" style:auto-text-indent="false"/>
      <style:text-properties fo:color="#ffffff" style:text-underline-style="none" fo:font-weight="bold" style:font-weight-asian="bold" style:font-weight-complex="bold"/>
    </style:style>
    <style:style style:name="P40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/>
    </style:style>
    <style:style style:name="P41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style:text-underline-style="none" fo:font-weight="normal" style:font-weight-asian="normal" style:font-weight-complex="normal"/>
    </style:style>
    <style:style style:name="P42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style:text-underline-style="none" fo:font-weight="bold" style:font-weight-asian="bold" style:font-weight-complex="bold"/>
    </style:style>
    <style:style style:name="P43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Standard" style:list-style-name="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</style:style>
    <style:style style:name="P45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use-window-font-color="true" style:font-name="Cantarell" fo:font-size="10pt" fo:language="en" fo:country="US" fo:font-style="normal" officeooo:rsid="002afb90" officeooo:paragraph-rsid="00343dc3" style:letter-kerning="false" style:font-name-asian="Calibri1" style:font-size-asian="10pt" style:language-asian="en" style:country-asian="US" style:font-style-asian="normal" style:font-name-complex="DejaVu Sans" style:font-size-complex="10pt" style:language-complex="ar" style:country-complex="SA" style:font-style-complex="normal"/>
    </style:style>
    <style:style style:name="P46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officeooo:rsid="004095c4" officeooo:paragraph-rsid="004095c4"/>
    </style:style>
    <style:style style:name="P47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officeooo:rsid="004346a0" officeooo:paragraph-rsid="004346a0" style:font-size-asian="10pt" style:font-size-complex="10pt"/>
    </style:style>
    <style:style style:name="P48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officeooo:rsid="00471348" officeooo:paragraph-rsid="00471348" style:font-size-asian="10pt" style:font-size-complex="10pt"/>
    </style:style>
    <style:style style:name="P49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officeooo:paragraph-rsid="00263f90" style:font-size-asian="10pt" style:font-size-complex="10pt"/>
    </style:style>
    <style:style style:name="P50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officeooo:rsid="002afb90" officeooo:paragraph-rsid="002afb90" style:font-size-asian="10pt" style:font-size-complex="10pt"/>
    </style:style>
    <style:style style:name="P51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fo:font-style="normal" officeooo:paragraph-rsid="002afb90" style:font-size-asian="10pt" style:font-style-asian="normal" style:font-size-complex="10pt" style:font-style-complex="normal"/>
    </style:style>
    <style:style style:name="P52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officeooo:rsid="0044d9d4" officeooo:paragraph-rsid="0044d9d4"/>
    </style:style>
    <style:style style:name="P53" style:family="paragraph" style:parent-style-name="Standard">
      <style:paragraph-properties fo:margin-top="0in" fo:margin-bottom="0in" loext:contextual-spacing="true"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4" style:family="paragraph" style:parent-style-name="Standard" style:list-style-name="">
      <style:paragraph-properties fo:margin-left="0.15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 fo:font-size="10pt" style:font-size-asian="10pt" style:font-size-complex="10pt"/>
    </style:style>
    <style:style style:name="P55" style:family="paragraph" style:parent-style-name="Standard" style:list-style-name="">
      <style:paragraph-properties fo:margin-left="0.15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/>
    </style:style>
    <style:style style:name="P56" style:family="paragraph">
      <loext:graphic-properties draw:fill="solid" draw:fill-color="#4abdac"/>
      <style:paragraph-properties fo:text-align="start"/>
      <style:text-properties fo:color="#000000" fo:font-size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style:font-name="Calibri" fo:font-size="18pt" style:font-size-asian="18pt"/>
    </style:style>
    <style:style style:name="T4" style:family="text">
      <style:text-properties fo:color="#000000" style:font-name="Calibri" fo:font-size="10pt" fo:font-weight="bold" style:font-name-asian="Calibri1" style:font-size-asian="10pt" style:font-weight-asian="bold" style:font-size-complex="10pt" style:font-weight-complex="bold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officeooo:rsid="00471348"/>
    </style:style>
    <style:style style:name="T8" style:family="text">
      <style:text-properties fo:color="#000000" style:text-underline-style="none" officeooo:rsid="00471348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font-variant="normal" fo:text-transform="none" fo:color="#ffffff" style:font-name="Cantarell" fo:font-size="12pt" fo:letter-spacing="normal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T11" style:family="text">
      <style:text-properties fo:font-variant="normal" fo:text-transform="none" fo:color="#ffffff" style:font-name="Cantarell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2" style:family="text">
      <style:text-properties fo:font-variant="normal" fo:text-transform="none" fo:color="#ffffff" style:font-name="Cantarell" fo:font-size="12pt" fo:letter-spacing="normal" fo:font-style="normal" fo:font-weight="normal" officeooo:rsid="002c123a" style:font-size-asian="12pt" style:font-style-asian="normal" style:font-weight-asian="normal" style:font-size-complex="12pt" style:font-weight-complex="normal"/>
    </style:style>
    <style:style style:name="T13" style:family="text">
      <style:text-properties fo:font-variant="normal" fo:text-transform="none" fo:color="#ffffff" style:font-name="Cantarell" fo:font-size="12pt" fo:letter-spacing="normal" fo:language="en" fo:country="US" fo:font-style="normal" fo:font-weight="normal" officeooo:rsid="002c123a" style:letter-kerning="false" style:font-name-asian="Calibri1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weight-complex="normal"/>
    </style:style>
    <style:style style:name="T14" style:family="text">
      <style:text-properties fo:font-variant="normal" fo:text-transform="none" fo:color="#ffffff" style:font-name="Cantarell" fo:font-size="12pt" fo:letter-spacing="normal" fo:language="en" fo:country="US" fo:font-style="normal" style:text-underline-style="none" fo:font-weight="normal" officeooo:rsid="00311338" style:letter-kerning="false" style:font-name-asian="Calibri1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weight-complex="normal"/>
    </style:style>
    <style:style style:name="T15" style:family="text">
      <style:text-properties fo:color="#ffffff" style:text-underline-style="none" fo:font-weight="normal" style:font-weight-asian="normal" style:font-weight-complex="normal"/>
    </style:style>
    <style:style style:name="T16" style:family="text">
      <style:text-properties fo:color="#ffffff" style:text-position="super 58%" style:text-underline-style="none" fo:font-weight="normal" style:font-weight-asian="normal" style:font-weight-complex="normal"/>
    </style:style>
    <style:style style:name="T17" style:family="text">
      <style:text-properties fo:color="#ffffff" style:font-name="Cantarell" fo:font-size="10pt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color="#ffffff" style:font-name="Cantarell" fo:font-size="10pt" style:text-underline-style="none" fo:font-weight="bold" style:font-size-asian="10pt" style:font-weight-asian="bold" style:font-size-complex="10pt" style:font-weight-complex="bold"/>
    </style:style>
    <style:style style:name="T19" style:family="text"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ffffff" fo:font-size="10pt" fo:font-style="normal" style:font-size-asian="10pt" style:font-style-asian="normal" style:font-size-complex="10pt" style:font-style-complex="normal"/>
    </style:style>
    <style:style style:name="T21" style:family="text">
      <style:text-properties fo:color="#ffffff" fo:font-size="10pt" style:font-size-asian="10pt" style:font-size-complex="10pt"/>
    </style:style>
    <style:style style:name="T22" style:family="text">
      <style:text-properties fo:color="#ffffff" fo:font-size="10pt" fo:font-style="italic" style:font-size-asian="10pt" style:font-style-asian="italic" style:font-size-complex="10pt" style:font-style-complex="italic"/>
    </style:style>
    <style:style style:name="T23" style:family="text">
      <style:text-properties fo:color="#fc4a1a"/>
    </style:style>
    <style:style style:name="T24" style:family="text">
      <style:text-properties fo:color="#fc4a1a" fo:font-size="32pt" style:font-size-asian="32pt" style:font-size-complex="32pt"/>
    </style:style>
    <style:style style:name="T25" style:family="text">
      <style:text-properties fo:color="#fc4a1a" fo:font-size="10pt" style:font-size-asian="10pt" style:font-size-complex="10pt"/>
    </style:style>
    <style:style style:name="T26" style:family="text">
      <style:text-properties fo:color="#fc4a1a" fo:font-weight="bold" style:font-weight-asian="bold" style:font-weight-complex="bold"/>
    </style:style>
    <style:style style:name="T27" style:family="text">
      <style:text-properties fo:color="#fc4a1a" style:font-name="Cantarell" fo:font-size="10pt" fo:language="en" fo:country="US" fo:font-weight="bold" officeooo:rsid="00471348" style:letter-kerning="false" style:font-name-asian="Calibri1" style:font-size-asian="10pt" style:language-asian="en" style:country-asian="US" style:font-weight-asian="bold" style:font-name-complex="DejaVu Sans" style:font-size-complex="11pt" style:language-complex="ar" style:country-complex="SA" style:font-weight-complex="bold"/>
    </style:style>
    <style:style style:name="T28" style:family="text">
      <style:text-properties fo:color="#fc4a1a" style:font-name="Cantarell" fo:font-size="10pt" fo:language="en" fo:country="US" officeooo:rsid="002dc82b" style:letter-kerning="false" style:font-name-asian="Calibri1" style:font-size-asian="10pt" style:language-asian="en" style:country-asian="US" style:font-name-complex="DejaVu Sans" style:font-size-complex="10pt" style:language-complex="ar" style:country-complex="SA"/>
    </style:style>
    <style:style style:name="T29" style:family="text">
      <style:text-properties fo:color="#fc4a1a" style:text-underline-style="none" officeooo:rsid="00471348"/>
    </style:style>
    <style:style style:name="T30" style:family="text">
      <style:text-properties fo:color="#59b0b9"/>
    </style:style>
    <style:style style:name="T31" style:family="text">
      <style:text-properties fo:color="#59b0b9" fo:font-size="12pt" style:font-size-asian="12pt" style:font-size-complex="12pt"/>
    </style:style>
    <style:style style:name="T32" style:family="text">
      <style:text-properties officeooo:rsid="00222d3a"/>
    </style:style>
    <style:style style:name="T33" style:family="text">
      <style:text-properties officeooo:rsid="002a0402"/>
    </style:style>
    <style:style style:name="T34" style:family="text">
      <style:text-properties officeooo:rsid="002afb90"/>
    </style:style>
    <style:style style:name="T35" style:family="text">
      <style:text-properties style:font-name="Cantarell" fo:font-size="10pt" style:font-size-asian="10pt" style:font-size-complex="10pt"/>
    </style:style>
    <style:style style:name="T36" style:family="text">
      <style:text-properties style:font-name="Cantarell" fo:font-size="10pt" officeooo:rsid="002afb90" style:font-size-asian="10pt" style:font-size-complex="10pt"/>
    </style:style>
    <style:style style:name="T37" style:family="text">
      <style:text-properties style:font-name="Cantarell" fo:font-size="10pt" officeooo:rsid="0041b5a2" style:font-size-asian="10pt" style:font-size-complex="10pt"/>
    </style:style>
    <style:style style:name="T38" style:family="text">
      <style:text-properties style:font-name="Cantarell" fo:font-size="10pt" officeooo:rsid="0046285f" style:font-size-asian="10pt" style:font-size-complex="10pt"/>
    </style:style>
    <style:style style:name="T39" style:family="text">
      <style:text-properties style:font-name="Cantarell" fo:font-size="10pt" officeooo:rsid="004a1b9c" style:font-size-asian="10pt" style:font-size-complex="10pt"/>
    </style:style>
    <style:style style:name="T40" style:family="text">
      <style:text-properties officeooo:rsid="002cee46"/>
    </style:style>
    <style:style style:name="T41" style:family="text">
      <style:text-properties officeooo:rsid="002dc82b"/>
    </style:style>
    <style:style style:name="T42" style:family="text">
      <style:text-properties style:use-window-font-color="true" style:font-name="Cantarell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style>
    <style:style style:name="T43" style:family="text">
      <style:text-properties style:use-window-font-color="true" style:font-name="Cantarell" fo:font-size="10pt" fo:language="en" fo:country="US" officeooo:rsid="002dc82b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style>
    <style:style style:name="T44" style:family="text">
      <style:text-properties style:use-window-font-color="true" style:font-name="Century Gothic" fo:font-size="14pt" fo:letter-spacing="0.0043in" fo:language="en" fo:country="US" fo:font-weight="bold" officeooo:rsid="00263f90" style:letter-kerning="false" style:font-name-asian="Calibri1" style:font-size-asian="14pt" style:language-asian="en" style:country-asian="US" style:font-weight-asian="bold" style:font-name-complex="DejaVu Sans" style:font-size-complex="11pt" style:language-complex="ar" style:country-complex="SA"/>
    </style:style>
    <style:style style:name="T45" style:family="text">
      <style:text-properties style:use-window-font-color="true" style:font-name="Century Gothic" fo:font-size="14pt" fo:letter-spacing="0.0043in" fo:language="en" fo:country="US" fo:font-weight="bold" officeooo:rsid="00398d82" style:letter-kerning="false" style:font-name-asian="Calibri1" style:font-size-asian="14pt" style:language-asian="en" style:country-asian="US" style:font-weight-asian="bold" style:font-name-complex="DejaVu Sans" style:font-size-complex="11pt" style:language-complex="ar" style:country-complex="SA"/>
    </style:style>
    <style:style style:name="T46" style:family="text">
      <style:text-properties officeooo:rsid="00311338"/>
    </style:style>
    <style:style style:name="T47" style:family="text">
      <style:text-properties officeooo:rsid="0032b01e"/>
    </style:style>
    <style:style style:name="T48" style:family="text">
      <style:text-properties officeooo:rsid="00343dc3"/>
    </style:style>
    <style:style style:name="T49" style:family="text">
      <style:text-properties officeooo:rsid="00398d82"/>
    </style:style>
    <style:style style:name="T50" style:family="text">
      <style:text-properties officeooo:rsid="003b709a"/>
    </style:style>
    <style:style style:name="T51" style:family="text">
      <style:text-properties officeooo:rsid="00471348"/>
    </style:style>
    <style:style style:name="T52" style:family="text">
      <style:text-properties officeooo:rsid="004fbd60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solid" draw:fill-color="#4abdac" draw:textarea-vertical-align="top" draw:auto-grow-height="false" fo:min-height="11.3791in" fo:min-width="2.6898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0.4709in" svg:y="8.0465in" svg:width="0.25in" svg:height="0.25in" draw:z-index="0">
        <draw:image xlink:href="Pictures/1000020100000030000000302258DF7990C8918C.png" xlink:type="simple" xlink:show="embed" xlink:actuate="onLoad" loext:mime-type="image/png"/>
      </draw:frame>
      <draw:frame draw:style-name="fr1" draw:name="Image7" text:anchor-type="page" text:anchor-page-number="1" svg:x="0.4665in" svg:y="8.4217in" svg:width="0.25in" svg:height="0.25in" draw:z-index="4">
        <draw:image xlink:href="Pictures/100002010000004000000040C957E8197BFB1B39.png" xlink:type="simple" xlink:show="embed" xlink:actuate="onLoad" loext:mime-type="image/png"/>
      </draw:frame>
      <draw:frame draw:style-name="fr1" draw:name="Image8" text:anchor-type="page" text:anchor-page-number="1" svg:x="0.4563in" svg:y="8.7689in" svg:width="0.2799in" svg:height="0.2299in" draw:z-index="3">
        <draw:image xlink:href="Pictures/100002010000003A00000030CB9EBAD0DE540F50.png" xlink:type="simple" xlink:show="embed" xlink:actuate="onLoad" loext:mime-type="image/png"/>
      </draw:frame>
      <draw:frame draw:style-name="fr1" draw:name="Image1" text:anchor-type="page" text:anchor-page-number="1" svg:x="0.4563in" svg:y="7.7409in" svg:width="0.2in" svg:height="0.2in" draw:z-index="1">
        <draw:image xlink:href="Pictures/1000020100000030000000309FE1A83206321307.png" xlink:type="simple" xlink:show="embed" xlink:actuate="onLoad" loext:mime-type="image/png"/>
      </draw:frame>
      <draw:frame draw:style-name="fr2" draw:name="Image3" text:anchor-type="page" text:anchor-page-number="1" svg:x="0.4457in" svg:y="9.0744in" svg:width="0.2799in" svg:height="0.2799in" draw:z-index="5">
        <draw:image xlink:href="Pictures/100016E5000006B8000006B8A5E7D6A75BF10B37.svg" xlink:type="simple" xlink:show="embed" xlink:actuate="onLoad" loext:mime-type="image/svg+xml"/>
        <draw:image xlink:href="Pictures/1000020100000041000000411E59CE5E2FB4CFBF.png" xlink:type="simple" xlink:show="embed" xlink:actuate="onLoad" loext:mime-type="image/png"/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custom-shape text:anchor-type="paragraph" draw:z-index="2" draw:name="Rectangle 11" draw:style-name="gr1" draw:text-style-name="P56" svg:width="2.8862in" svg:height="11.3787in" svg:x="-0.5366in" svg:y="-0.6583in"><text:p text:style-name="P17"><text:span text:style-name="T3"><text:s text:c="7"/></text:span><text:span text:style-name="T4"><text:s text:c="26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h text:style-name="P13" text:outline-level="1">ABOUT ME</text:h>
            <text:p text:style-name="P22"><text:span text:style-name="T10">Creative </text:span><text:span text:style-name="T14">software</text:span><text:span text:style-name="T10"> developer</text:span><text:span text:style-name="T11"> looking to </text:span><text:span text:style-name="T13">work</text:span><text:span text:style-name="T11"> with a dedicated team. Enthusiastic to learn, spending my free time reading up on libraries and techniques. I am obsessed with surmounting engineering hurdles and hunting down pesky bugs. Over <text:s/></text:span><text:span text:style-name="T12">6 </text:span><text:span text:style-name="T11">years experience working in IT.</text:span></text:p>
            <text:p text:style-name="P10"/>
            <text:h text:style-name="P13" text:outline-level="1">AWARDS &amp; PUBS.</text:h>
            <text:h text:style-name="P39" text:outline-level="1">Airman of the Year - </text:h>
            <text:h text:style-name="P40" text:outline-level="1"><text:span text:style-name="T15">961</text:span><text:span text:style-name="T16">st</text:span><text:span text:style-name="T15"> AACS, Kadena AB, 2010</text:span></text:h>
            <text:h text:style-name="P41" text:outline-level="1"/>
            <text:h text:style-name="P42" text:outline-level="1">Journal Publication - </text:h>
            <text:h text:style-name="P44" text:outline-level="1"><text:span text:style-name="T17">Jackson, E. D.; Green, S. C.; Prieto, A. L. </text:span><text:span text:style-name="T18">Electrochemical Performance of Electrodeposited Zn4Sb3Films for Sodium-Ion Secondary Battery Anodes.</text:span><text:span text:style-name="T17"> ACS Applied Materials &amp; Interfaces 2015, 7 (14), 7447–7450.</text:span></text:h>
            <text:h text:style-name="P12" text:outline-level="1"/>
            <text:h text:style-name="P13" text:outline-level="1">SKILLS</text:h>
            <text:p text:style-name="P21"><text:span text:style-name="T19">Languages:</text:span><text:span text:style-name="T20"> <text:tab/></text:span><text:span text:style-name="T21"><text:tab/></text:span></text:p>
            <text:p text:style-name="P32">React, HTML, CSS, <text:span text:style-name="T50">JavaScript</text:span>, SQL, Python, <text:span text:style-name="T52">Bash</text:span></text:p>
            <text:p text:style-name="P24">Operating Systems: </text:p>
            <text:p text:style-name="P32">Linux, Windows</text:p>
            <text:p text:style-name="P23"><text:span text:style-name="T19">DevOps: </text:span><text:span text:style-name="T22"><text:tab/></text:span></text:p>
            <text:p text:style-name="P32">Git, <text:span text:style-name="T46">Svn</text:span></text:p>
            <text:h text:style-name="P43" text:outline-level="1">Misc:</text:h>
            <text:h text:style-name="P54" text:outline-level="1">Agile methodology</text:h>
            <text:h text:style-name="P55" text:outline-level="1"/>
            <text:h text:style-name="P27" text:outline-level="1">CONTACT</text:h>
            <text:p text:style-name="P29"/>
            <text:p text:style-name="P25"><text:s text:c="6"/>scott96707@gmail.com</text:p>
            <text:p text:style-name="P30"/>
            <text:p text:style-name="P25"><text:s text:c="6"/>(970) 231-4895</text:p>
            <text:p text:style-name="P26"/>
            <text:p text:style-name="P26"><text:s text:c="6"/>github.com/scott96707</text:p>
            <text:p text:style-name="P31"/>
            <text:p text:style-name="P26"><text:s text:c="6"/>in/scott96707/</text:p>
            <text:p text:style-name="P26"/>
            <text:p text:style-name="P26"><text:s text:c="6"/><text:span text:style-name="T33">scott96707.github.io</text:span></text:p>
            <text:p text:style-name="P26"/>
          </table:table-cell>
          <table:table-cell table:style-name="Table1.B1" office:value-type="string">
            <text:p text:style-name="P3"><text:span text:style-name="T24">Scott</text:span><text:span text:style-name="T5">Green</text:span></text:p>
            <text:p text:style-name="P16">Full Stack Developer | Denver, CO</text:p>
            <text:h text:style-name="P1" text:outline-level="2"/>
            <text:h text:style-name="P1" text:outline-level="2">WORK HISTORY</text:h>
            <text:p text:style-name="P7">(<text:span text:style-name="T41">Aug</text:span>. 201<text:span text:style-name="T47">9</text:span> – <text:span text:style-name="T41">Present</text:span>)</text:p>
            <text:p text:style-name="P33"><text:span text:style-name="T28">QUALITY ASSURANCE ENGINEER</text:span><text:span text:style-name="T31"> </text:span><text:span text:style-name="T9">-</text:span><text:span text:style-name="T42"> </text:span><text:span text:style-name="T43">CSG Systems</text:span></text:p>
            <text:list xml:id="list3496711254" text:style-name="WWNum1">
              <text:list-item>
                <text:p text:style-name="P45">T<text:span text:style-name="T48">roubleshot dozens of production and development defects. Found bugs in Perl, JavaScript and SQL statements and supplied bug-fixed code to developers.</text:span></text:p>
              </text:list-item>
              <text:list-item>
                <text:p text:style-name="P46"><text:span text:style-name="T36">W</text:span><text:span text:style-name="T35">rote several scripts in Bash and Python to automate repetitive and </text:span><text:span text:style-name="T37">risky tasks.</text:span></text:p>
              </text:list-item>
              <text:list-item>
                <text:p text:style-name="P47">Worked in an international team in an Agile/Scrum framework.</text:p>
              </text:list-item>
              <text:list-item>
                <text:p text:style-name="P52"><text:span text:style-name="T35">Helped manage Linux servers, adding a tool to check App status and </text:span><text:span text:style-name="T38">l</text:span><text:span text:style-name="T35">oad testing </text:span><text:span text:style-name="T39">monitoring</text:span><text:span text:style-name="T35"> </text:span><text:span text:style-name="T39">tools</text:span><text:span text:style-name="T35">.</text:span></text:p>
                <text:p text:style-name="P48"/>
              </text:list-item>
            </text:list>
            <text:p text:style-name="P6">(Sep. 2017 – Sep. 2018)</text:p>
            <text:p text:style-name="P33"><text:span text:style-name="T25">ASSOCIATE CONSULTANT</text:span><text:span text:style-name="T31"> </text:span><text:span text:style-name="T9">-</text:span> T4S Partners</text:p>
            <text:list xml:id="list173960309460590" text:continue-numbering="true" text:style-name="WWNum1">
              <text:list-item>
                <text:p text:style-name="P51"><text:span text:style-name="T34">Designed</text:span> multiple back-end systems, including an auto-assignment ticketing system, REST API integration, and email parsing, <text:span text:style-name="T34">using a</text:span> declarative scripting languag<text:span text:style-name="T34">e.</text:span></text:p>
              </text:list-item>
              <text:list-item>
                <text:p text:style-name="P49">Coordinated testing, deployment of features, and bug fixes for a SaaS business product.</text:p>
              </text:list-item>
              <text:list-item>
                <text:p text:style-name="P49">Troubleshot production-affecting service outages. Determined causes and implemented solutions, minimizing downtime and improving client relations.</text:p>
              </text:list-item>
              <text:list-item>
                <text:p text:style-name="P50">Worked in a team to develop and maintain custom systems for multiple clients.</text:p>
                <text:p text:style-name="P50"/>
              </text:list-item>
            </text:list>
            <text:p text:style-name="P6">(June 2008 - June 2012)</text:p>
            <text:p text:style-name="P34"><text:span text:style-name="T23">COMPUTER TECHNICIAN </text:span><text:span text:style-name="T9">- </text:span>USAF | Kadena, Japan <text:span text:style-name="T40">&amp;</text:span> Beale, CA</text:p>
            <text:list xml:id="list3256098763" text:style-name="WWNum2">
              <text:list-item>
                <text:h text:style-name="P38" text:outline-level="3"><text:bookmark-start text:name="__DdeLink__107_2893877265"/>Operated in teams composed of varied specialties to maintain two AWACS aircraft and a DCGS system.<text:bookmark-end text:name="__DdeLink__107_2893877265"/></text:h>
              </text:list-item>
            </text:list>
            <text:p text:style-name="P53"/>
            <text:h text:style-name="P2" text:outline-level="2"><text:span text:style-name="T49">P</text:span><text:span text:style-name="T44">R</text:span><text:span text:style-name="T45">OJECTS</text:span></text:h>
            <text:p text:style-name="P18">Face Recognition App</text:p>
            <text:p text:style-name="P35">React <text:s/>– Node.js – Express.js – <text:s/>PostgreSQL – JavaScript – HTML - CSS</text:p>
            <text:p text:style-name="P11">Register and login users to a PostreSQL database, input the URL of a photograph, and any human faces in the picture will be outlined with a border. Uses the free Clarifai API to identify faces in the photograph. <text:span text:style-name="T34">Hosted on Heroku.</text:span></text:p>
            <text:p text:style-name="P11"><text:s text:c="3"/></text:p>
            <text:p text:style-name="P19">Star Wars App</text:p>
            <text:p text:style-name="P36">React – JavaScript – HTML - CSS</text:p>
            <text:p text:style-name="P11"><text:span text:style-name="T6">Responsive front-end displaying information which is retrieved from a free </text:span>Star Wars API <text:span text:style-name="T32">endpoints (tested using Postman) </text:span><text:span text:style-name="T6">and displayed on individual cards. Cards are interactive.</text:span></text:p>
            <text:p text:style-name="P9"/>
            <text:h text:style-name="P1" text:outline-level="2">EDUCATION <text:span text:style-name="T51">&amp; CERTIFICATION</text:span></text:h>
            <text:p text:style-name="P5">(<text:span text:style-name="T51">Sep</text:span>, 201<text:span text:style-name="T51">9</text:span>)</text:p>
            <text:p text:style-name="P15"><text:span text:style-name="T27">AWS</text:span><text:span text:style-name="T29"> </text:span><text:span text:style-name="T8">- </text:span><text:span text:style-name="T7">Certified Cloud Practitioner</text:span></text:p>
            <text:p text:style-name="P4">(May, 2016)</text:p>
            <text:p text:style-name="P14"><text:span text:style-name="T26">BACHELOR OF SCIENCE, CHEMISTRY</text:span><text:span text:style-name="T23"> </text:span>- Colorado State University</text:p>
            <text:p text:style-name="P28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entury Gothic" svg:font-family="'Century Gothic'" style:font-family-generic="roman" style:font-pitch="variable"/>
    <style:font-face style:name="Cormorant Garamond Medium" svg:font-family="'Cormorant Garamond Medium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entury Gothic" fo:font-family="'Century Gothic'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  <style:text-properties style:font-name="Cantarell" fo:font-family="Cantarell" style:font-family-generic="roman" style:font-pitch="variable"/>
    </style:style>
    <style:style style:name="List" style:family="paragraph" style:parent-style-name="Text_20_body" style:default-outline-level="" style:class="list">
      <style:text-properties style:font-name-complex="Eczar" style:font-family-complex="Eczar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" style:font-family-complex="Eczar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Eczar" style:font-family-complex="Eczar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26pt solid #ffffff"/>
      <style:text-properties fo:color="#f2f2f2" fo:font-size="12pt" fo:letter-spacing="0.0071in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26pt solid #000000"/>
      <style:text-properties fo:font-size="14pt" fo:letter-spacing="0.0043in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loext:contextual-spacing="false" fo:line-height="100%"/>
      <style:text-properties fo:color="#59b0b9" fo:font-size="14pt" fo:letter-spacing="0.0043in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in" fo:margin-bottom="0.0693in" loext:contextual-spacing="false" fo:line-height="100%"/>
      <style:text-properties fo:font-weight="bold" style:font-weight-asian="bold"/>
    </style:style>
    <style:style style:name="Name" style:family="paragraph" style:parent-style-name="Standard" style:default-outline-level="">
      <style:paragraph-properties fo:margin-left="-0.0752in" fo:margin-right="0in" fo:margin-top="0in" fo:margin-bottom="0in" loext:contextual-spacing="false" fo:line-height="100%" fo:text-align="center" style:justify-single-word="false" fo:text-indent="0in" style:auto-text-indent="false"/>
      <style:text-properties fo:color="#2e74b5" fo:font-size="28pt" fo:letter-spacing="0.0043in" fo:font-weight="bold" style:font-size-asian="28pt" style:font-weight-asian="bold"/>
    </style:style>
    <style:style style:name="Job_20_Title" style:display-name="Job Title" style:family="paragraph" style:parent-style-name="Standard" style:default-outline-level="">
      <style:paragraph-properties fo:margin-left="-0.0752in" fo:margin-right="0in" fo:margin-top="0in" fo:margin-bottom="0in" loext:contextual-spacing="false" fo:line-height="100%" fo:text-align="center" style:justify-single-word="false" fo:text-indent="0in" style:auto-text-indent="false"/>
      <style:text-properties fo:color="#808080" fo:font-size="22pt" fo:letter-spacing="0.0043in" style:font-size-asian="22pt"/>
    </style:style>
    <style:style style:name="Year" style:family="paragraph" style:parent-style-name="Standard" style:default-outline-level="">
      <style:paragraph-properties fo:margin-top="0in" fo:margin-bottom="0in" loext:contextual-spacing="false" fo:line-height="100%" fo:text-align="end" style:justify-single-word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in" fo:margin-right="0in" fo:text-indent="0.1965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f2f2f2" style:font-name="Century Gothic" fo:font-family="'Century Gothic'" style:font-family-generic="roman" style:font-pitch="variable" fo:font-size="12pt" fo:letter-spacing="0.0071in" fo:background-color="#2e74b5" style:font-size-asian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Century Gothic" fo:font-family="'Century Gothic'" style:font-family-generic="roman" style:font-pitch="variable" fo:font-size="14pt" fo:letter-spacing="0.0043in" fo:font-weight="bold" style:font-size-asian="14pt" style:font-weight-asian="bold"/>
    </style:style>
    <style:style style:name="Heading_20_3_20_Char" style:display-name="Heading 3 Char" style:family="text" style:parent-style-name="Default_20_Paragraph_20_Font">
      <style:text-properties fo:color="#2e74b5" style:font-name="Century Gothic" fo:font-family="'Century Gothic'" style:font-family-generic="roman" style:font-pitch="variable" fo:font-size="14pt" fo:letter-spacing="0.0043in" style:font-size-asian="14pt"/>
    </style:style>
    <style:style style:name="Heading_20_4_20_Char" style:display-name="Heading 4 Char" style:family="text" style:parent-style-name="Default_20_Paragraph_20_Font">
      <style:text-properties style:font-name="Century Gothic" fo:font-family="'Century Gothic'" style:font-family-generic="roman" style:font-pitch="variable" fo:font-size="10pt" fo:font-weight="bold" style:font-size-asian="10pt" style:font-weight-asian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_5f_tgc" style:display-name="_tgc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style:font-size-asian="11pt" style:font-size-complex="11pt"/>
    </style:style>
    <style:style style:name="ListLabel_20_3" style:display-name="ListLabel 3" style:family="text">
      <style:text-properties fo:color="#1155cc" style:font-name="Calibri" fo:font-family="Calibri" style:font-family-generic="roman" style:font-pitch="variable"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4" style:display-name="ListLabel 4" style:family="text">
      <style:text-properties style:font-name="Cantarell" fo:font-family="Cantarel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="Cantarell" fo:font-family="Cantarel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="Cantarell" fo:font-family="Cantarel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Symbol1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Symbol1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Symbol1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Symbol1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Symbol1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Symbol1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Symbol1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Symbol1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Symbol1" style:font-family-complex="Symbol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Symbol1" style:font-family-complex="Symbol" style:font-family-generic-complex="system" style:font-pitch-complex="variable"/>
    </style:style>
    <style:style style:name="ListLabel_20_271" style:display-name="ListLabel 271" style:family="text">
      <style:text-properties style:font-name-complex="Symbol1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Symbol1" style:font-family-complex="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complex="Symbol1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Symbol1" style:font-family-complex="Symbol" style:font-family-generic-complex="system" style:font-pitch-complex="variable"/>
    </style:style>
    <style:style style:name="ListLabel_20_304" style:display-name="ListLabel 304" style:family="text">
      <style:text-properties style:font-name-complex="Symbol1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complex="Symbol1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-complex="Symbol1" style:font-family-complex="Symbol" style:font-family-generic-complex="system" style:font-pitch-complex="variable"/>
    </style:style>
    <style:style style:name="ListLabel_20_307" style:display-name="ListLabel 307" style:family="text">
      <style:text-properties style:font-name-complex="Symbol1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Symbol1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Symbol1" style:font-family-complex="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2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2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complex="Symbol1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-complex="Symbol1" style:font-family-complex="Symbol" style:font-family-generic-complex="system" style:font-pitch-complex="variable"/>
    </style:style>
    <style:style style:name="ListLabel_20_340" style:display-name="ListLabel 340" style:family="text">
      <style:text-properties style:font-name-complex="Symbol1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complex="Symbol1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-complex="Symbol1" style:font-family-complex="Symbol" style:font-family-generic-complex="system" style:font-pitch-complex="variable"/>
    </style:style>
    <style:style style:name="ListLabel_20_343" style:display-name="ListLabel 343" style:family="text">
      <style:text-properties style:font-name-complex="Symbol1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Symbol1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-complex="Symbol1" style:font-family-complex="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2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2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2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2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2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2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2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2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2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-complex="OpenSymbol2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2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2" style:font-family-complex="OpenSymbol" style:font-family-generic-complex="system" style:font-pitch-complex="variable"/>
    </style:style>
    <style:style style:name="ListLabel_20_364" style:display-name="ListLabel 364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2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2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2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2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2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2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2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2" style:font-family-complex="OpenSymbol" style:font-family-generic-complex="system" style:font-pitch-complex="variable"/>
    </style:style>
    <style:style style:name="ListLabel_20_373" style:display-name="ListLabel 373" style:family="text">
      <style:text-properties fo:color="#000000"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complex="Symbol1" style:font-family-complex="Symbol" style:font-family-generic-complex="system" style:font-pitch-complex="variable"/>
    </style:style>
    <style:style style:name="ListLabel_20_375" style:display-name="ListLabel 375" style:family="text">
      <style:text-properties style:font-name-complex="Symbol1" style:font-family-complex="Symbol" style:font-family-generic-complex="system" style:font-pitch-complex="variable"/>
    </style:style>
    <style:style style:name="ListLabel_20_376" style:display-name="ListLabel 376" style:family="text">
      <style:text-properties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complex="Symbol1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-complex="Symbol1" style:font-family-complex="Symbol" style:font-family-generic-complex="system" style:font-pitch-complex="variable"/>
    </style:style>
    <style:style style:name="ListLabel_20_379" style:display-name="ListLabel 379" style:family="text">
      <style:text-properties style:font-name-complex="Symbol1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-complex="Symbol1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-complex="Symbol1" style:font-family-complex="Symbol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2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00" style:display-name="ListLabel 400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2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fo:color="#000000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complex="Symbol1" style:font-family-complex="Symbol" style:font-family-generic-complex="system" style:font-pitch-complex="variable"/>
    </style:style>
    <style:style style:name="ListLabel_20_411" style:display-name="ListLabel 411" style:family="text">
      <style:text-properties style:font-name-complex="Symbol1" style:font-family-complex="Symbol" style:font-family-generic-complex="system" style:font-pitch-complex="variable"/>
    </style:style>
    <style:style style:name="ListLabel_20_412" style:display-name="ListLabel 412" style:family="text">
      <style:text-properties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Symbol1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-complex="Symbol1" style:font-family-complex="Symbol" style:font-family-generic-complex="system" style:font-pitch-complex="variable"/>
    </style:style>
    <style:style style:name="ListLabel_20_415" style:display-name="ListLabel 415" style:family="text">
      <style:text-properties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-complex="Symbol1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-complex="Symbol1" style:font-family-complex="Symbol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2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2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" style:font-family-generic-complex="system" style:font-pitch-complex="variable"/>
    </style:style>
    <style:style style:name="ListLabel_20_433" style:display-name="ListLabel 433" style:family="text">
      <style:text-properties style:font-name-complex="OpenSymbol2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2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2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2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2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2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2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2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2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2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2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2" style:font-family-complex="OpenSymbol" style:font-family-generic-complex="system" style:font-pitch-complex="variable"/>
    </style:style>
    <style:style style:name="ListLabel_20_445" style:display-name="ListLabel 445" style:family="text">
      <style:text-properties fo:color="#000000" style:font-name="Cantarell" fo:font-family="Cantarel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ListLabel_20_446" style:display-name="ListLabel 446" style:family="text">
      <style:text-properties fo:color="#000000" style:font-name="Cantarell" fo:font-family="Cantarel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ListLabel_20_447" style:display-name="ListLabel 447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2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2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2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2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2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2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2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2" style:font-family-complex="OpenSymbol" style:font-family-generic-complex="system" style:font-pitch-complex="variable"/>
    </style:style>
    <style:style style:name="ListLabel_20_456" style:display-name="ListLabel 456" style:family="text">
      <style:text-properties fo:color="#000000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457" style:display-name="ListLabel 457" style:family="text">
      <style:text-properties style:font-name-complex="Symbol1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complex="Symbol1" style:font-family-complex="Symbol" style:font-family-generic-complex="system" style:font-pitch-complex="variable"/>
    </style:style>
    <style:style style:name="ListLabel_20_459" style:display-name="ListLabel 459" style:family="text">
      <style:text-properties style:font-name-complex="Symbol1" style:font-family-complex="Symbol" style:font-family-generic-complex="system" style:font-pitch-complex="variable"/>
    </style:style>
    <style:style style:name="ListLabel_20_460" style:display-name="ListLabel 460" style:family="text">
      <style:text-properties style:font-name-complex="Symbol1" style:font-family-complex="Symbol" style:font-family-generic-complex="system" style:font-pitch-complex="variable"/>
    </style:style>
    <style:style style:name="ListLabel_20_461" style:display-name="ListLabel 461" style:family="text">
      <style:text-properties style:font-name-complex="Symbol1" style:font-family-complex="Symbol" style:font-family-generic-complex="system" style:font-pitch-complex="variable"/>
    </style:style>
    <style:style style:name="ListLabel_20_462" style:display-name="ListLabel 462" style:family="text">
      <style:text-properties style:font-name-complex="Symbol1" style:font-family-complex="Symbol" style:font-family-generic-complex="system" style:font-pitch-complex="variable"/>
    </style:style>
    <style:style style:name="ListLabel_20_463" style:display-name="ListLabel 463" style:family="text">
      <style:text-properties style:font-name-complex="Symbol1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-complex="Symbol1" style:font-family-complex="Symbol" style:font-family-generic-complex="system" style:font-pitch-complex="variable"/>
    </style:style>
    <style:style style:name="ListLabel_20_465" style:display-name="ListLabel 465" style:family="text">
      <style:text-properties style:font-name-complex="OpenSymbol2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2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2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2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2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2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2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2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2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2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2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2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2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2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2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2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2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2" style:font-family-complex="OpenSymbol" style:font-family-generic-complex="system" style:font-pitch-complex="variable"/>
    </style:style>
    <style:style style:name="ListLabel_20_483" style:display-name="ListLabel 483" style:family="text">
      <style:text-properties fo:color="#000000" style:font-name="Cantarell" fo:font-family="Cantarel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47" style:num-suffix="" text:bullet-char="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Symbol"/>
      </text:list-level-style-bullet>
      <text:list-level-style-bullet text:level="2" text:style-name="ListLabel_20_44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4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5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5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5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5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5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56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ListLabel_20_457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ListLabel_20_458" style:num-suffix="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"/>
      </text:list-level-style-bullet>
      <text:list-level-style-bullet text:level="4" text:style-name="ListLabel_20_459" style:num-suffix="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"/>
      </text:list-level-style-bullet>
      <text:list-level-style-bullet text:level="5" text:style-name="ListLabel_20_460" style:num-suffix="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"/>
      </text:list-level-style-bullet>
      <text:list-level-style-bullet text:level="6" text:style-name="ListLabel_20_461" style:num-suffix="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"/>
      </text:list-level-style-bullet>
      <text:list-level-style-bullet text:level="7" text:style-name="ListLabel_20_462" style:num-suffix="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"/>
      </text:list-level-style-bullet>
      <text:list-level-style-bullet text:level="8" text:style-name="ListLabel_20_463" style:num-suffix="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"/>
      </text:list-level-style-bullet>
      <text:list-level-style-bullet text:level="9" text:style-name="ListLabel_20_464" style:num-suffix="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65" style:num-suffix="" text:bullet-char="">
        <style:list-level-properties text:list-level-position-and-space-mode="label-alignment">
          <style:list-level-label-alignment text:label-followed-by="listtab" text:list-tab-stop-position="0.1598in" fo:text-indent="-0.1598in" fo:margin-left="0.1598in"/>
        </style:list-level-properties>
        <style:text-properties style:font-name="Symbol"/>
      </text:list-level-style-bullet>
      <text:list-level-style-bullet text:level="2" text:style-name="ListLabel_20_466" style:num-suffix="◦" text:bullet-char="◦">
        <style:list-level-properties text:list-level-position-and-space-mode="label-alignment">
          <style:list-level-label-alignment text:label-followed-by="listtab" text:list-tab-stop-position="0.3201in" fo:text-indent="-0.1602in" fo:margin-left="0.3201in"/>
        </style:list-level-properties>
        <style:text-properties style:font-name="OpenSymbol1"/>
      </text:list-level-style-bullet>
      <text:list-level-style-bullet text:level="3" text:style-name="ListLabel_20_46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6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6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7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7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7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7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74" style:num-suffix="" text:bullet-char="">
        <style:list-level-properties text:list-level-position-and-space-mode="label-alignment">
          <style:list-level-label-alignment text:label-followed-by="listtab" text:list-tab-stop-position="0.1598in" fo:text-indent="-0.1598in" fo:margin-left="0.1598in"/>
        </style:list-level-properties>
        <style:text-properties style:font-name="Symbol"/>
      </text:list-level-style-bullet>
      <text:list-level-style-bullet text:level="2" text:style-name="ListLabel_20_475" style:num-suffix="◦" text:bullet-char="◦">
        <style:list-level-properties text:list-level-position-and-space-mode="label-alignment">
          <style:list-level-label-alignment text:label-followed-by="listtab" text:list-tab-stop-position="0.3201in" fo:text-indent="-0.1602in" fo:margin-left="0.3201in"/>
        </style:list-level-properties>
        <style:text-properties style:font-name="OpenSymbol1"/>
      </text:list-level-style-bullet>
      <text:list-level-style-bullet text:level="3" text:style-name="ListLabel_20_47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7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7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7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8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8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8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3in" fo:margin-bottom="0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 text:c="19"/><text:tab/> <text:s text:c="99"/><text:span text:style-name="MT1"><text:s text:c="3"/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3-16T06:13:00</meta:creation-date>
    <meta:initial-creator>hloom.com</meta:initial-creator>
    <dc:language>en-US</dc:language>
    <dc:date>2020-06-27T17:39:59.746247666</dc:date>
    <meta:editing-cycles>142</meta:editing-cycles>
    <meta:editing-duration>PT7H59M51S</meta:editing-duration>
    <meta:generator>LibreOffice/6.3.6.2$Linux_X86_64 LibreOffice_project/30$Build-2</meta:generator>
    <meta:document-statistic meta:table-count="1" meta:image-count="5" meta:object-count="0" meta:page-count="1" meta:paragraph-count="57" meta:word-count="410" meta:character-count="2898" meta:non-whitespace-character-count="23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